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7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95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אבן חן 2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ראשי קומת קרקע <text:s text:c="22"/></text:span></text:p>
      <text:p text:style-name="Standard"><text:span text:style-name="T1"><text:s text:c="100"/>בלובי. <text:s text:c="67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היערכות צפונית צד צפון מזרח</text:span></text:p>
      <text:p text:style-name="Standard"><text:span text:style-name="T1"><text:s text:c="51"/>רחבת היערכות צד דרום מזרח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, צד דרום מערב.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><text:bookmark text:name="_GoBack"/></text:p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2 קומות מרתף חניה בבניי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ספרינקלרים למגורים נמצא בגג המבנה <text:s text:c="3"/>מגוף שליטה ראשי לקומות החניון מפלס 2-</text:span></text:p>
            <text:p text:style-name="P1"><text:span text:style-name="T1">מיקום ברז שליטה קומתי בארון כיבוי קומתי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2 צוברי גז גפ"מ ממוקמים בחצר הבניין צד דרום מערב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חניון 1- <text:s text:c="2"/>צד מערבי של המבנה. <text:s text:c="3"/>(500 ליטר סולר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הגג 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4-27T06:59:00</meta:creation-date>
    <dc:date>2014-04-27T06:59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5" meta:word-count="210" meta:character-count="20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